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1.423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315cm" fo:min-width="2.156cm" fo:wrap-option="no-wrap"/>
    </style:style>
    <style:style style:name="gr10" style:family="graphic" style:parent-style-name="standard">
      <style:graphic-properties draw:textarea-horizontal-align="justify" draw:textarea-vertical-align="middle" draw:auto-grow-height="false" fo:min-height="2.671cm" fo:min-width="2.675cm"/>
    </style:style>
    <style:style style:name="gr11" style:family="graphic" style:parent-style-name="standard">
      <style:graphic-properties draw:textarea-horizontal-align="justify" draw:textarea-vertical-align="middle" draw:auto-grow-height="false" fo:min-height="2.671cm" fo:min-width="3.31cm"/>
    </style:style>
    <style:style style:name="gr12" style:family="graphic" style:parent-style-name="standard">
      <style:graphic-properties draw:stroke="none" svg:stroke-color="#000000" draw:fill="none" draw:fill-color="#ffffff" fo:min-height="1.093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6.461cm">
          <text:p/>
          <draw:enhanced-geometry svg:viewBox="0 0 21600 21600" draw:type="rectangle" draw:enhanced-path="M 0 0 L 21600 0 21600 21600 0 21600 0 0 Z N"/>
        </draw:custom-shape>
        <draw:custom-shape draw:style-name="gr2" draw:text-style-name="P2" draw:layer="layout" svg:width="3.556cm" svg:height="2.921cm" svg:x="7.985cm" svg:y="7.7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3.192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3.3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0.579cm">
          <draw:text-box>
            <text:p>192.168.2.10</text:p>
          </draw:text-box>
        </draw:frame>
        <draw:frame draw:style-name="gr6" draw:text-style-name="P3" draw:layer="layout" svg:width="4.29cm" svg:height="1.089cm" svg:x="4.457cm" svg:y="10.525cm">
          <draw:text-box>
            <text:p>192.168.1.10</text:p>
          </draw:text-box>
        </draw:frame>
        <draw:frame draw:style-name="gr7" draw:text-style-name="P3" draw:layer="layout" svg:width="3.937cm" svg:height="1.673cm" svg:x="1.889cm" svg:y="16.494cm">
          <draw:text-box>
            <text:p>192.168.1.1</text:p>
          </draw:text-box>
        </draw:frame>
        <draw:frame draw:style-name="gr5" draw:text-style-name="P3" draw:layer="layout" svg:width="3.937cm" svg:height="0.962cm" svg:x="10.779cm" svg:y="16.548cm">
          <draw:text-box>
            <text:p>192.168.2.1</text:p>
          </draw:text-box>
        </draw:frame>
        <draw:line draw:style-name="gr8" draw:text-style-name="P4" draw:layer="layout" svg:x1="8.62cm" svg:y1="10.652cm" svg:x2="8.62cm" svg:y2="13.065cm">
          <text:p/>
        </draw:line>
        <draw:line draw:style-name="gr8" draw:text-style-name="P4" draw:layer="layout" svg:x1="11.16cm" svg:y1="10.683cm" svg:x2="11.16cm" svg:y2="11.922cm">
          <text:p/>
        </draw:line>
        <draw:frame draw:style-name="gr5" draw:text-style-name="P3" draw:layer="layout" svg:width="5.461cm" svg:height="0.962cm" svg:x="10.652cm" svg:y="6.715cm">
          <draw:text-box>
            <text:p>203.0.113.10</text:p>
          </draw:text-box>
        </draw:frame>
        <draw:custom-shape draw:style-name="gr9" draw:text-style-name="P2" draw:layer="layout" svg:width="4.064cm" svg:height="2.413cm" svg:x="6.842cm" svg:y="2.7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5" draw:layer="layout" svg:width="3.937cm" svg:height="1.089cm" svg:x="7.177cm" svg:y="3.54cm">
          <draw:text-box>
            <text:p><text:span text:style-name="T1">203.0.113.1</text:span></text:p>
          </draw:text-box>
        </draw:frame>
        <draw:line draw:style-name="gr8" draw:text-style-name="P4" draw:layer="layout" svg:x1="9.509cm" svg:y1="4.81cm" svg:x2="9.509cm" svg:y2="7.731cm">
          <text:p/>
        </draw:line>
        <draw:line draw:style-name="gr8" draw:text-style-name="P4" draw:layer="layout" svg:x1="4.71cm" svg:y1="13.165cm" svg:x2="4.71cm" svg:y2="11.895cm">
          <text:p/>
        </draw:line>
        <draw:line draw:style-name="gr8" draw:text-style-name="P4" draw:layer="layout" svg:x1="11.16cm" svg:y1="11.922cm" svg:x2="18.018cm" svg:y2="12.049cm">
          <text:p/>
        </draw:line>
        <draw:custom-shape draw:style-name="gr3" draw:text-style-name="P2" draw:layer="layout" svg:width="2.794cm" svg:height="3.302cm" svg:x="16.748cm" svg:y="13.319cm">
          <text:p text:style-name="P2">ws3</text:p>
          <draw:enhanced-geometry svg:viewBox="0 0 21600 21600" draw:type="rectangle" draw:enhanced-path="M 0 0 L 21600 0 21600 21600 0 21600 0 0 Z N"/>
        </draw:custom-shape>
        <draw:line draw:style-name="gr8" draw:text-style-name="P4" draw:layer="layout" svg:x1="18.018cm" svg:y1="13.319cm" svg:x2="18.018cm" svg:y2="12.049cm">
          <text:p/>
        </draw:line>
        <draw:frame draw:style-name="gr5" draw:text-style-name="P3" draw:layer="layout" svg:width="3.937cm" svg:height="0.962cm" svg:x="16.24cm" svg:y="16.548cm">
          <draw:text-box>
            <text:p>192.168.2.2</text:p>
          </draw:text-box>
        </draw:frame>
        <draw:custom-shape draw:style-name="gr10" draw:text-style-name="P2" draw:layer="layout" svg:width="3.175cm" svg:height="2.921cm" svg:x="11.541cm" svg:y="1.889cm">
          <text:p text:style-name="P2">remote</text:p>
          <text:p text:style-name="P2">gateway</text:p>
          <draw:enhanced-geometry svg:viewBox="0 0 21600 21600" draw:type="rectangle" draw:enhanced-path="M 0 0 L 21600 0 21600 21600 0 21600 0 0 Z N"/>
        </draw:custom-shape>
        <draw:custom-shape draw:style-name="gr11" draw:text-style-name="P2" draw:layer="layout" svg:width="3.81cm" svg:height="2.921cm" svg:x="15.705cm" svg:y="1.889cm">
          <text:p text:style-name="P2">remote </text:p>
          <text:p text:style-name="P2">ws</text:p>
          <draw:enhanced-geometry svg:viewBox="0 0 21600 21600" draw:type="rectangle" draw:enhanced-path="M 0 0 L 21600 0 21600 21600 0 21600 0 0 Z N"/>
        </draw:custom-shape>
        <draw:line draw:style-name="gr8" draw:text-style-name="P4" draw:layer="layout" svg:x1="10.779cm" svg:y1="3.413cm" svg:x2="11.541cm" svg:y2="3.413cm">
          <text:p/>
        </draw:line>
        <draw:line draw:style-name="gr8" draw:text-style-name="P4" draw:layer="layout" svg:x1="14.716cm" svg:y1="3.413cm" svg:x2="15.732cm" svg:y2="3.413cm">
          <text:p/>
        </draw:line>
        <draw:line draw:style-name="gr8" draw:text-style-name="P4" draw:layer="layout" svg:x1="12.938cm" svg:y1="13.319cm" svg:x2="12.938cm" svg:y2="11.922cm">
          <text:p/>
        </draw:line>
        <draw:custom-shape draw:style-name="gr3" draw:text-style-name="P2" draw:layer="layout" svg:width="2.794cm" svg:height="3.302cm" svg:x="6.461cm" svg:y="13.0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16.494cm">
          <draw:text-box>
            <text:p>192.168.1.2</text:p>
          </draw:text-box>
        </draw:frame>
        <draw:line draw:style-name="gr8" draw:text-style-name="P4" draw:layer="layout" svg:x1="4.683cm" svg:y1="11.922cm" svg:x2="8.62cm" svg:y2="11.922cm">
          <text:p/>
        </draw:line>
        <draw:frame draw:style-name="gr5" draw:text-style-name="P3" draw:layer="layout" svg:width="4.318cm" svg:height="0.962cm" svg:x="10.906cm" svg:y="4.864cm">
          <draw:text-box>
            <text:p>172.16.0.10</text:p>
          </draw:text-box>
        </draw:frame>
        <draw:frame draw:style-name="gr12" draw:text-style-name="P3" draw:layer="layout" svg:width="4.318cm" svg:height="1.343cm" svg:x="15.651cm" svg:y="4.81cm">
          <draw:text-box>
            <text:p>172.16.0.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8-01-08T15:32:00.293419537</dc:date>
    <meta:editing-duration>PT36M4S</meta:editing-duration>
    <meta:editing-cycles>5</meta:editing-cycles>
    <meta:generator>LibreOffice/5.1.6.2$Linux_X86_64 LibreOffice_project/10m0$Build-2</meta:generator>
    <meta:document-statistic meta:object-count="29"/>
  </office:meta>
</office:document-meta>
</file>